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fo:color="#000000" loext:opacity="100%"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Heading_20_2">
      <style:paragraph-properties fo:line-height="150%" fo:text-align="center" style:justify-single-word="false"/>
      <style:text-properties fo:color="#000000" loext:opacity="100%" style:font-name="Ubuntu"/>
    </style:style>
    <style:style style:name="P4" style:family="paragraph" style:parent-style-name="Heading_20_2">
      <style:paragraph-properties fo:line-height="150%" fo:text-align="center" style:justify-single-word="false"/>
      <style:text-properties fo:color="#000000" loext:opacity="100%" style:font-name="Ubuntu" officeooo:paragraph-rsid="0018cb3f"/>
    </style:style>
    <style:style style:name="P5" style:family="paragraph" style:parent-style-name="Standard">
      <style:paragraph-properties fo:line-height="150%"/>
      <style:text-properties officeooo:paragraph-rsid="00147f49"/>
    </style:style>
    <style:style style:name="P6" style:family="paragraph" style:parent-style-name="Standard">
      <style:paragraph-properties fo:line-height="150%"/>
      <style:text-properties officeooo:paragraph-rsid="0015f4da"/>
    </style:style>
    <style:style style:name="P7" style:family="paragraph" style:parent-style-name="Standard">
      <style:paragraph-properties fo:line-height="150%"/>
      <style:text-properties officeooo:paragraph-rsid="00174259"/>
    </style:style>
    <style:style style:name="P8" style:family="paragraph" style:parent-style-name="Standard">
      <style:paragraph-properties fo:line-height="150%"/>
      <style:text-properties fo:color="#000000" loext:opacity="100%" style:font-name="Ubuntu" fo:font-size="14pt" officeooo:rsid="0016d81b" officeooo:paragraph-rsid="0016d81b" fo:background-color="transparent" style:font-size-asian="14pt" style:font-size-complex="14pt"/>
    </style:style>
    <style:style style:name="P9" style:family="paragraph" style:parent-style-name="Standard">
      <style:paragraph-properties fo:line-height="150%"/>
      <style:text-properties fo:color="#000000" loext:opacity="100%" style:font-name="Ubuntu" fo:font-size="14pt" officeooo:rsid="00147f49" officeooo:paragraph-rsid="00147f49" fo:background-color="transparent" style:font-size-asian="14pt" style:font-size-complex="14pt"/>
    </style:style>
    <style:style style:name="P10" style:family="paragraph" style:parent-style-name="Standard">
      <style:paragraph-properties fo:line-height="150%"/>
      <style:text-properties fo:color="#000000" loext:opacity="100%" style:font-name="Ubuntu" fo:font-size="14pt" officeooo:rsid="0011039d" officeooo:paragraph-rsid="0011039d" fo:background-color="transparent" style:font-size-asian="14pt" style:font-size-complex="14pt"/>
    </style:style>
    <style:style style:name="P11" style:family="paragraph" style:parent-style-name="Standard">
      <style:paragraph-properties fo:line-height="150%"/>
      <style:text-properties fo:color="#000000" loext:opacity="100%" style:font-name="Ubuntu" fo:font-size="14pt" officeooo:rsid="00174259" officeooo:paragraph-rsid="00174259" fo:background-color="transparent" style:font-size-asian="14pt" style:font-size-complex="14pt"/>
    </style:style>
    <style:style style:name="P12" style:family="paragraph" style:parent-style-name="Standard">
      <style:paragraph-properties fo:line-height="150%"/>
      <style:text-properties fo:color="#000000" loext:opacity="100%" style:font-name="Ubuntu" fo:font-size="14pt" officeooo:rsid="00174259" officeooo:paragraph-rsid="00179404" fo:background-color="transparent" style:font-size-asian="14pt" style:font-size-complex="14pt"/>
    </style:style>
    <style:style style:name="P13" style:family="paragraph" style:parent-style-name="Standard">
      <style:paragraph-properties fo:line-height="150%"/>
      <style:text-properties fo:color="#000000" loext:opacity="100%" style:font-name="Ubuntu" fo:font-size="14pt" officeooo:rsid="001938ed" officeooo:paragraph-rsid="001938ed" fo:background-color="transparent" style:font-size-asian="14pt" style:font-size-complex="14pt"/>
    </style:style>
    <style:style style:name="P14" style:family="paragraph" style:parent-style-name="Standard">
      <style:paragraph-properties fo:line-height="150%"/>
      <style:text-properties fo:color="#000000" loext:opacity="100%" style:font-name="Ubuntu" fo:font-size="14pt" officeooo:rsid="000adc61" officeooo:paragraph-rsid="000adc61" style:font-size-asian="14pt" style:font-size-complex="14pt"/>
    </style:style>
    <style:style style:name="P15" style:family="paragraph" style:parent-style-name="Standard">
      <style:paragraph-properties fo:line-height="150%"/>
      <style:text-properties fo:color="#000000" loext:opacity="100%" style:font-name="Ubuntu" fo:font-size="14pt" style:font-size-asian="14pt" style:font-size-complex="14pt"/>
    </style:style>
    <style:style style:name="P16" style:family="paragraph" style:parent-style-name="Standard">
      <style:paragraph-properties fo:line-height="150%"/>
      <style:text-properties fo:color="#000000" loext:opacity="100%" style:font-name="Ubuntu" fo:font-size="14pt" officeooo:paragraph-rsid="000c414b" style:font-size-asian="14pt" style:font-size-complex="14pt"/>
    </style:style>
    <style:style style:name="P17" style:family="paragraph" style:parent-style-name="Standard">
      <style:paragraph-properties fo:line-height="150%"/>
      <style:text-properties fo:color="#000000" loext:opacity="100%" style:font-name="Ubuntu" fo:font-size="14pt" officeooo:rsid="000ddf06" officeooo:paragraph-rsid="000ddf06" style:font-size-asian="14pt" style:font-size-complex="14pt"/>
    </style:style>
    <style:style style:name="P18" style:family="paragraph" style:parent-style-name="Standard">
      <style:paragraph-properties fo:line-height="150%"/>
      <style:text-properties fo:color="#000000" loext:opacity="100%" style:font-name="Ubuntu" fo:font-size="14pt" officeooo:rsid="000e9abe" officeooo:paragraph-rsid="000e9abe" style:font-size-asian="14pt" style:font-size-complex="14pt"/>
    </style:style>
    <style:style style:name="P19" style:family="paragraph" style:parent-style-name="Standard">
      <style:paragraph-properties fo:line-height="150%"/>
      <style:text-properties fo:color="#000000" loext:opacity="100%" style:font-name="Ubuntu" fo:font-size="14pt" officeooo:rsid="000e9abe" officeooo:paragraph-rsid="000fa602" style:font-size-asian="14pt" style:font-size-complex="14pt"/>
    </style:style>
    <style:style style:name="P20" style:family="paragraph" style:parent-style-name="Standard">
      <style:paragraph-properties fo:line-height="150%"/>
      <style:text-properties fo:color="#000000" loext:opacity="100%" style:font-name="Ubuntu" fo:font-size="14pt" officeooo:rsid="000e9abe" officeooo:paragraph-rsid="00128326" style:font-size-asian="14pt" style:font-size-complex="14pt"/>
    </style:style>
    <style:style style:name="P21" style:family="paragraph" style:parent-style-name="Standard">
      <style:paragraph-properties fo:line-height="150%"/>
      <style:text-properties fo:color="#000000" loext:opacity="100%" style:font-name="Ubuntu" fo:font-size="14pt" officeooo:rsid="000fa602" officeooo:paragraph-rsid="000fa602" style:font-size-asian="14pt" style:font-size-complex="14pt"/>
    </style:style>
    <style:style style:name="P22" style:family="paragraph" style:parent-style-name="Standard">
      <style:paragraph-properties fo:line-height="150%"/>
      <style:text-properties fo:color="#000000" loext:opacity="100%" style:font-name="Ubuntu" fo:font-size="14pt" officeooo:rsid="0011039d" officeooo:paragraph-rsid="0011039d" style:font-size-asian="14pt" style:font-size-complex="14pt"/>
    </style:style>
    <style:style style:name="P23" style:family="paragraph" style:parent-style-name="Standard">
      <style:paragraph-properties fo:line-height="150%"/>
      <style:text-properties fo:color="#000000" loext:opacity="100%" style:font-name="Ubuntu" fo:font-size="14pt" officeooo:rsid="0013cffc" officeooo:paragraph-rsid="0013cffc" style:font-size-asian="14pt" style:font-size-complex="14pt"/>
    </style:style>
    <style:style style:name="P24" style:family="paragraph" style:parent-style-name="Standard">
      <style:paragraph-properties fo:line-height="150%"/>
      <style:text-properties fo:color="#000000" loext:opacity="100%" style:font-name="Ubuntu" fo:font-size="14pt" officeooo:rsid="00147f49" officeooo:paragraph-rsid="00147f49" style:font-size-asian="14pt" style:font-size-complex="14pt"/>
    </style:style>
    <style:style style:name="P25" style:family="paragraph" style:parent-style-name="Standard">
      <style:paragraph-properties fo:line-height="150%"/>
      <style:text-properties fo:color="#000000" loext:opacity="100%" style:font-name="Ubuntu" fo:font-size="14pt" fo:font-weight="bold" officeooo:rsid="000e9abe" officeooo:paragraph-rsid="000e9ab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/>
      <style:text-properties fo:color="#000000" loext:opacity="100%" style:font-name="Ubuntu" fo:font-size="14pt" fo:font-weight="bold" officeooo:rsid="000fa602" officeooo:paragraph-rsid="000fa602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/>
      <style:text-properties fo:color="#000000" loext:opacity="100%" style:font-name="Ubuntu" fo:font-size="14pt" fo:font-weight="bold" officeooo:rsid="0013cffc" officeooo:paragraph-rsid="0013cffc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50%"/>
      <style:text-properties fo:color="#000000" loext:opacity="100%" style:font-name="Ubuntu" fo:font-size="14pt" officeooo:rsid="000e9abe" officeooo:paragraph-rsid="000e9abe" fo:background-color="#dddddd" style:font-size-asian="14pt" style:font-size-complex="14pt"/>
    </style:style>
    <style:style style:name="P29" style:family="paragraph" style:parent-style-name="Standard">
      <style:paragraph-properties fo:line-height="150%"/>
      <style:text-properties fo:color="#000000" loext:opacity="100%" style:font-name="Ubuntu" officeooo:paragraph-rsid="00147f49" fo:background-color="transparent"/>
    </style:style>
    <style:style style:name="P30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31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officeooo:paragraph-rsid="0018cb3f" fo:background-color="transparent" style:font-size-asian="14pt" style:font-size-complex="14pt"/>
    </style:style>
    <style:style style:name="P32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background-color="transparent" style:font-size-asian="14pt" style:font-size-complex="14pt"/>
    </style:style>
    <style:style style:name="T1" style:family="text">
      <style:text-properties style:font-name="Ubuntu" fo:font-size="14pt" fo:font-weight="bold" officeooo:rsid="00147f49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style:font-name="Ubuntu" fo:font-size="14pt" fo:font-weight="bold" officeooo:rsid="0015f4da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style:font-name="Ubuntu" fo:font-size="14pt" fo:font-weight="bold" officeooo:rsid="00174259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style:font-name="Ubuntu" fo:font-size="14pt" officeooo:rsid="00147f49" fo:background-color="transparent" loext:char-shading-value="0" style:font-size-asian="14pt" style:font-size-complex="14pt"/>
    </style:style>
    <style:style style:name="T5" style:family="text">
      <style:text-properties style:font-name="Ubuntu" fo:font-size="14pt" officeooo:rsid="0015f4da" fo:background-color="transparent" loext:char-shading-value="0" style:font-size-asian="14pt" style:font-size-complex="14pt"/>
    </style:style>
    <style:style style:name="T6" style:family="text">
      <style:text-properties style:font-name="Ubuntu" fo:font-size="14pt" officeooo:rsid="00174259" fo:background-color="transparent" loext:char-shading-value="0" style:font-size-asian="14pt" style:font-size-complex="14pt"/>
    </style:style>
    <style:style style:name="T7" style:family="text">
      <style:text-properties officeooo:rsid="000c414b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fa602"/>
    </style:style>
    <style:style style:name="T10" style:family="text">
      <style:text-properties fo:background-color="#dddddd" loext:char-shading-value="0"/>
    </style:style>
    <style:style style:name="T11" style:family="text">
      <style:text-properties officeooo:rsid="000fa602" fo:background-color="#dddddd" loext:char-shading-value="0"/>
    </style:style>
    <style:style style:name="T12" style:family="text">
      <style:text-properties fo:font-variant="normal" fo:text-transform="none" fo:color="#292929" loext:opacity="100%" style:font-name="source-code-pro" fo:font-size="10.9499998092651pt" fo:letter-spacing="normal" fo:font-style="normal" fo:font-weight="normal"/>
    </style:style>
    <style:style style:name="T13" style:family="text">
      <style:text-properties fo:font-variant="normal" fo:text-transform="none" fo:color="#292929" loext:opacity="100%" fo:letter-spacing="normal" fo:font-style="normal" fo:font-weight="normal"/>
    </style:style>
    <style:style style:name="T14" style:family="text">
      <style:text-properties fo:font-variant="normal" fo:text-transform="none" fo:color="#292929" loext:opacity="100%" fo:letter-spacing="normal" fo:font-style="normal" fo:font-weight="normal" fo:background-color="#dddddd" loext:char-shading-value="0"/>
    </style:style>
    <style:style style:name="T15" style:family="text">
      <style:text-properties fo:font-variant="normal" fo:text-transform="none" fo:color="#292929" loext:opacity="100%" fo:font-size="10.9499998092651pt" fo:letter-spacing="normal" fo:font-style="normal" fo:font-weight="normal"/>
    </style:style>
    <style:style style:name="T16" style:family="text">
      <style:text-properties fo:font-variant="normal" fo:text-transform="none" fo:color="#292929" loext:opacity="100%" style:font-name="Ubuntu" fo:font-size="14pt" fo:font-style="normal" fo:font-weight="normal" style:font-size-asian="14pt" style:font-size-complex="14pt"/>
    </style:style>
    <style:style style:name="T17" style:family="text">
      <style:text-properties fo:font-variant="normal" fo:text-transform="none" fo:color="#292929" loext:opacity="100%" style:font-name="Ubuntu" fo:font-size="14pt" fo:font-style="normal" fo:font-weight="normal" fo:background-color="transparent" loext:char-shading-value="0" style:font-size-asian="14pt" style:font-size-complex="14pt" loext:padding="0cm" loext:border="none"/>
    </style:style>
    <style:style style:name="T18" style:family="text">
      <style:text-properties fo:font-variant="normal" fo:text-transform="none" fo:color="#292929" loext:opacity="100%" style:font-name="Ubuntu" fo:font-size="14pt" fo:font-style="normal" fo:font-weight="normal" officeooo:rsid="00147f49" fo:background-color="transparent" loext:char-shading-value="0" style:font-size-asian="14pt" style:font-size-complex="14pt" loext:padding="0cm" loext:border="none"/>
    </style:style>
    <style:style style:name="T19" style:family="text">
      <style:text-properties fo:font-variant="normal" fo:text-transform="none" fo:color="#292929" loext:opacity="100%" style:font-name="Ubuntu" fo:font-size="14pt" fo:font-style="normal" fo:font-weight="normal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fo:color="#292929" loext:opacity="100%" style:font-name="Ubuntu" fo:font-size="14pt" fo:font-style="normal" fo:font-weight="bold" officeooo:rsid="00147f49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21" style:family="text">
      <style:text-properties fo:font-variant="normal" fo:text-transform="none" fo:color="#292929" loext:opacity="100%" style:font-name="Ubuntu" fo:font-size="14pt" fo:letter-spacing="normal" fo:font-style="normal" fo:font-weight="normal" fo:background-color="transparent" loext:char-shading-value="0" style:font-size-asian="14pt" style:font-size-complex="14pt"/>
    </style:style>
    <style:style style:name="T22" style:family="text">
      <style:text-properties fo:font-variant="normal" fo:text-transform="none" fo:color="#292929" loext:opacity="100%" style:font-name="Ubuntu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23" style:family="text">
      <style:text-properties fo:font-variant="normal" fo:text-transform="none" fo:color="#292929" loext:opacity="100%" fo:font-size="14pt" fo:font-style="normal" fo:font-weight="normal" fo:background-color="transparent" loext:char-shading-value="0" style:font-size-asian="14pt" style:font-size-complex="14pt"/>
    </style:style>
    <style:style style:name="T24" style:family="text">
      <style:text-properties fo:font-variant="normal" fo:text-transform="none" fo:color="#292929" loext:opacity="100%" fo:font-size="14pt" fo:font-style="normal" fo:font-weight="normal" fo:background-color="transparent" loext:char-shading-value="0" style:font-size-asian="14pt" style:font-size-complex="14pt" loext:padding="0cm" loext:border="none"/>
    </style:style>
    <style:style style:name="T25" style:family="text">
      <style:text-properties fo:font-variant="normal" fo:text-transform="none" fo:color="#292929" loext:opacity="100%" fo:font-size="14pt" fo:font-style="normal" fo:font-weight="normal" officeooo:rsid="00147f49" fo:background-color="transparent" loext:char-shading-value="0" style:font-size-asian="14pt" style:font-size-complex="14pt" loext:padding="0cm" loext:border="none"/>
    </style:style>
    <style:style style:name="T26" style:family="text">
      <style:text-properties fo:font-variant="normal" fo:text-transform="none" fo:color="#292929" loext:opacity="100%" fo:font-size="14pt" fo:font-style="normal" fo:font-weight="normal" style:font-size-asian="14pt" style:font-size-complex="14pt"/>
    </style:style>
    <style:style style:name="T27" style:family="text">
      <style:text-properties fo:font-variant="normal" fo:text-transform="none" fo:color="#292929" loext:opacity="100%" fo:font-size="14pt" fo:font-style="normal" fo:font-weight="bold" officeooo:rsid="00147f49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28" style:family="text">
      <style:text-properties fo:font-variant="normal" fo:text-transform="none" fo:color="#292929" loext:opacity="100%" fo:font-size="14pt" fo:letter-spacing="normal" fo:font-style="normal" fo:font-weight="normal" fo:background-color="transparent" loext:char-shading-value="0" style:font-size-asian="14pt" style:font-size-complex="14pt"/>
    </style:style>
    <style:style style:name="T29" style:family="text">
      <style:text-properties fo:font-variant="normal" fo:text-transform="none" fo:color="#292929" loext:opacity="100%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30" style:family="text">
      <style:text-properties fo:font-variant="normal" fo:text-transform="none" fo:letter-spacing="normal" fo:font-style="normal" fo:font-weight="normal"/>
    </style:style>
    <style:style style:name="T31" style:family="text">
      <style:text-properties fo:font-variant="normal" fo:text-transform="none" fo:letter-spacing="normal" fo:font-style="normal" fo:font-weight="normal" fo:background-color="#dddddd" loext:char-shading-value="0"/>
    </style:style>
    <style:style style:name="T32" style:family="text">
      <style:text-properties fo:font-variant="normal" fo:text-transform="none" fo:letter-spacing="normal" fo:font-style="normal" fo:font-weight="normal" fo:background-color="#dddddd" loext:char-shading-value="0"/>
    </style:style>
    <style:style style:name="T33" style:family="text">
      <style:text-properties fo:font-variant="normal" fo:text-transform="none" fo:letter-spacing="normal" fo:font-style="normal" fo:font-weight="normal" officeooo:rsid="0018d69c"/>
    </style:style>
    <style:style style:name="T34" style:family="text">
      <style:text-properties fo:font-variant="normal" fo:text-transform="none" style:font-name="Ubuntu" fo:font-size="14pt" fo:font-style="normal" fo:font-weight="normal" fo:background-color="transparent" loext:char-shading-value="0" style:font-size-asian="14pt" style:font-size-complex="14pt"/>
    </style:style>
    <style:style style:name="T35" style:family="text">
      <style:text-properties fo:font-variant="normal" fo:text-transform="none" style:font-name="Ubuntu" fo:font-size="14pt" fo:font-style="normal" fo:font-weight="normal" fo:background-color="transparent" loext:char-shading-value="0" style:font-size-asian="14pt" style:font-size-complex="14pt" loext:padding="0cm" loext:border="none"/>
    </style:style>
    <style:style style:name="T36" style:family="text">
      <style:text-properties fo:font-variant="normal" fo:text-transform="none" style:font-name="Ubuntu" fo:font-size="14pt" fo:font-style="normal" fo:font-weight="normal" officeooo:rsid="00147f49" fo:background-color="transparent" loext:char-shading-value="0" style:font-size-asian="14pt" style:font-size-complex="14pt" loext:padding="0cm" loext:border="none"/>
    </style:style>
    <style:style style:name="T37" style:family="text">
      <style:text-properties fo:font-variant="normal" fo:text-transform="none" style:font-name="Ubuntu" fo:font-size="14pt" fo:font-style="normal" fo:font-weight="bold" officeooo:rsid="00147f49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8" style:family="text">
      <style:text-properties fo:font-variant="normal" fo:text-transform="none" style:font-name="Ubuntu" fo:font-size="14pt" fo:letter-spacing="normal" fo:font-style="normal" fo:font-weight="normal" fo:background-color="transparent" loext:char-shading-value="0" style:font-size-asian="14pt" style:font-size-complex="14pt"/>
    </style:style>
    <style:style style:name="T39" style:family="text">
      <style:text-properties fo:font-variant="normal" fo:text-transform="none" style:font-name="Ubuntu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40" style:family="text">
      <style:text-properties fo:font-variant="normal" fo:text-transform="none" fo:font-size="14pt" fo:font-style="normal" fo:font-weight="normal" style:font-size-asian="14pt" style:font-size-complex="14pt"/>
    </style:style>
    <style:style style:name="T41" style:family="text">
      <style:text-properties fo:font-variant="normal" fo:text-transform="none" fo:color="#000000" loext:opacity="100%" style:font-name="Ubuntu" fo:font-size="14pt" fo:font-style="normal" fo:font-weight="normal" fo:background-color="transparent" loext:char-shading-value="0" style:font-size-asian="14pt" style:font-size-complex="14pt"/>
    </style:style>
    <style:style style:name="T42" style:family="text">
      <style:text-properties fo:font-variant="normal" fo:text-transform="none" fo:color="#000000" loext:opacity="100%" style:font-name="Ubuntu" fo:font-size="14pt" fo:font-style="normal" fo:font-weight="normal" fo:background-color="transparent" loext:char-shading-value="0" style:font-size-asian="14pt" style:font-size-complex="14pt" loext:padding="0cm" loext:border="none"/>
    </style:style>
    <style:style style:name="T43" style:family="text">
      <style:text-properties fo:font-variant="normal" fo:text-transform="none" fo:color="#000000" loext:opacity="100%" style:font-name="Ubuntu" fo:font-size="14pt" fo:font-style="normal" fo:font-weight="normal" officeooo:rsid="00147f49" fo:background-color="transparent" loext:char-shading-value="0" style:font-size-asian="14pt" style:font-size-complex="14pt" loext:padding="0cm" loext:border="none"/>
    </style:style>
    <style:style style:name="T44" style:family="text">
      <style:text-properties fo:font-variant="normal" fo:text-transform="none" fo:color="#000000" loext:opacity="100%" style:font-name="Ubuntu" fo:font-size="14pt" fo:font-style="normal" fo:font-weight="bold" officeooo:rsid="00147f49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45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ize-complex="14pt"/>
    </style:style>
    <style:style style:name="T46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47" style:family="text">
      <style:text-properties fo:font-variant="normal" fo:text-transform="none" fo:color="#000000" loext:opacity="100%" fo:font-size="14pt" fo:font-style="normal" fo:font-weight="normal" fo:background-color="transparent" loext:char-shading-value="0" style:font-size-asian="14pt" style:font-size-complex="14pt"/>
    </style:style>
    <style:style style:name="T48" style:family="text">
      <style:text-properties fo:font-variant="normal" fo:text-transform="none" fo:color="#000000" loext:opacity="100%" fo:font-size="14pt" fo:font-style="normal" fo:font-weight="normal" fo:background-color="transparent" loext:char-shading-value="0" style:font-size-asian="14pt" style:font-size-complex="14pt" loext:padding="0cm" loext:border="none"/>
    </style:style>
    <style:style style:name="T49" style:family="text">
      <style:text-properties fo:font-variant="normal" fo:text-transform="none" fo:color="#000000" loext:opacity="100%" fo:font-size="14pt" fo:font-style="normal" fo:font-weight="normal" officeooo:rsid="00147f49" fo:background-color="transparent" loext:char-shading-value="0" style:font-size-asian="14pt" style:font-size-complex="14pt" loext:padding="0cm" loext:border="none"/>
    </style:style>
    <style:style style:name="T50" style:family="text">
      <style:text-properties fo:font-variant="normal" fo:text-transform="none" fo:color="#000000" loext:opacity="100%" fo:font-size="14pt" fo:font-style="normal" fo:font-weight="bold" officeooo:rsid="00147f49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51" style:family="text">
      <style:text-properties fo:font-variant="normal" fo:text-transform="none" fo:color="#000000" loext:opacity="100%" fo:font-size="14pt" fo:letter-spacing="normal" fo:font-style="normal" fo:font-weight="normal" fo:background-color="transparent" loext:char-shading-value="0" style:font-size-asian="14pt" style:font-size-complex="14pt"/>
    </style:style>
    <style:style style:name="T52" style:family="text">
      <style:text-properties fo:font-variant="normal" fo:text-transform="none" fo:color="#000000" loext:opacity="100%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53" style:family="text">
      <style:text-properties officeooo:rsid="00128326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ize="14pt" fo:font-weight="bold" officeooo:rsid="0015f4da" fo:background-color="transparent" loext:char-shading-value="0" style:font-size-asian="14pt" style:font-weight-asian="bold" style:font-size-complex="14pt" style:font-weight-complex="bold"/>
    </style:style>
    <style:style style:name="T56" style:family="text">
      <style:text-properties fo:font-size="14pt" fo:font-weight="bold" officeooo:rsid="00147f49" fo:background-color="transparent" loext:char-shading-value="0" style:font-size-asian="14pt" style:font-weight-asian="bold" style:font-size-complex="14pt" style:font-weight-complex="bold"/>
    </style:style>
    <style:style style:name="T57" style:family="text">
      <style:text-properties fo:font-size="14pt" fo:font-weight="bold" officeooo:rsid="00174259" fo:background-color="transparent" loext:char-shading-value="0" style:font-size-asian="14pt" style:font-weight-asian="bold" style:font-size-complex="14pt" style:font-weight-complex="bold"/>
    </style:style>
    <style:style style:name="T58" style:family="text">
      <style:text-properties fo:font-size="14pt" officeooo:rsid="0015f4da" fo:background-color="transparent" loext:char-shading-value="0" style:font-size-asian="14pt" style:font-size-complex="14pt"/>
    </style:style>
    <style:style style:name="T59" style:family="text">
      <style:text-properties fo:font-size="14pt" officeooo:rsid="00174259" fo:background-color="transparent" loext:char-shading-value="0" style:font-size-asian="14pt" style:font-size-complex="14pt"/>
    </style:style>
    <style:style style:name="T60" style:family="text">
      <style:text-properties fo:font-size="14pt" officeooo:rsid="00147f49" fo:background-color="transparent" loext:char-shading-value="0" style:font-size-asian="14pt" style:font-size-complex="14pt"/>
    </style:style>
    <style:style style:name="T61" style:family="text">
      <style:text-properties officeooo:rsid="00179404"/>
    </style:style>
    <style:style style:name="T62" style:family="text">
      <style:text-properties officeooo:rsid="0018d69c"/>
    </style:style>
    <style:style style:name="T63" style:family="text">
      <style:text-properties fo:color="#000000" loext:opacity="100%" style:font-name="Ubuntu" fo:font-size="14pt" fo:font-weight="bold" officeooo:rsid="00147f49" fo:background-color="transparent" loext:char-shading-value="0" style:font-size-asian="14pt" style:font-weight-asian="bold" style:font-size-complex="14pt" style:font-weight-complex="bold"/>
    </style:style>
    <style:style style:name="T64" style:family="text">
      <style:text-properties fo:color="#000000" loext:opacity="100%" style:font-name="Ubuntu" fo:font-size="14pt" fo:font-weight="bold" officeooo:rsid="0015f4da" fo:background-color="transparent" loext:char-shading-value="0" style:font-size-asian="14pt" style:font-weight-asian="bold" style:font-size-complex="14pt" style:font-weight-complex="bold"/>
    </style:style>
    <style:style style:name="T65" style:family="text">
      <style:text-properties fo:color="#000000" loext:opacity="100%" style:font-name="Ubuntu" fo:font-size="14pt" fo:font-weight="bold" officeooo:rsid="00174259" fo:background-color="transparent" loext:char-shading-value="0" style:font-size-asian="14pt" style:font-weight-asian="bold" style:font-size-complex="14pt" style:font-weight-complex="bold"/>
    </style:style>
    <style:style style:name="T66" style:family="text">
      <style:text-properties fo:color="#000000" loext:opacity="100%" style:font-name="Ubuntu" fo:font-size="14pt" officeooo:rsid="00147f49" fo:background-color="transparent" loext:char-shading-value="0" style:font-size-asian="14pt" style:font-size-complex="14pt"/>
    </style:style>
    <style:style style:name="T67" style:family="text">
      <style:text-properties fo:color="#000000" loext:opacity="100%" style:font-name="Ubuntu" fo:font-size="14pt" officeooo:rsid="0015f4da" fo:background-color="transparent" loext:char-shading-value="0" style:font-size-asian="14pt" style:font-size-complex="14pt"/>
    </style:style>
    <style:style style:name="T68" style:family="text">
      <style:text-properties fo:color="#000000" loext:opacity="100%" style:font-name="Ubuntu" fo:font-size="14pt" officeooo:rsid="00174259" fo:background-color="transparent" loext:char-shading-value="0" style:font-size-asian="14pt" style:font-size-complex="14pt"/>
    </style:style>
    <style:style style:name="T69" style:family="text">
      <style:text-properties fo:color="#000000" loext:opacity="100%" fo:font-size="14pt" fo:font-weight="bold" officeooo:rsid="00147f49" fo:background-color="transparent" loext:char-shading-value="0" style:font-size-asian="14pt" style:font-weight-asian="bold" style:font-size-complex="14pt" style:font-weight-complex="bold"/>
    </style:style>
    <style:style style:name="T70" style:family="text">
      <style:text-properties fo:color="#000000" loext:opacity="100%" fo:font-size="14pt" fo:font-weight="bold" officeooo:rsid="0015f4da" fo:background-color="transparent" loext:char-shading-value="0" style:font-size-asian="14pt" style:font-weight-asian="bold" style:font-size-complex="14pt" style:font-weight-complex="bold"/>
    </style:style>
    <style:style style:name="T71" style:family="text">
      <style:text-properties fo:color="#000000" loext:opacity="100%" fo:font-size="14pt" fo:font-weight="bold" officeooo:rsid="00174259" fo:background-color="transparent" loext:char-shading-value="0" style:font-size-asian="14pt" style:font-weight-asian="bold" style:font-size-complex="14pt" style:font-weight-complex="bold"/>
    </style:style>
    <style:style style:name="T72" style:family="text">
      <style:text-properties fo:color="#000000" loext:opacity="100%" fo:font-size="14pt" officeooo:rsid="00147f49" fo:background-color="transparent" loext:char-shading-value="0" style:font-size-asian="14pt" style:font-size-complex="14pt"/>
    </style:style>
    <style:style style:name="T73" style:family="text">
      <style:text-properties fo:color="#000000" loext:opacity="100%" fo:font-size="14pt" officeooo:rsid="0015f4da" fo:background-color="transparent" loext:char-shading-value="0" style:font-size-asian="14pt" style:font-size-complex="14pt"/>
    </style:style>
    <style:style style:name="T74" style:family="text">
      <style:text-properties fo:color="#000000" loext:opacity="100%" fo:font-size="14pt" officeooo:rsid="00174259" fo:background-color="transparent" loext:char-shading-value="0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erção de tipos</text:h>
      <text:p text:style-name="P14">É o processo de conversão de um tipo de valor para outro (como a conversão de um numero para uma string). Pode ser de qualquer tipo, primitivo, objeto, array, função etc. </text:p>
      <text:p text:style-name="P14">Existe <text:span text:style-name="T7">duas formas para fazer a </text:span>coerção de tipos, <text:span text:style-name="T7">da forma </text:span>explicita e implicita, <text:span text:style-name="T7">essas duas formas só possuem 3 tipos de conversão: para string, para boolean e para number</text:span>.</text:p>
      <text:h text:style-name="P3" text:outline-level="2">Explicita</text:h>
      <text:p text:style-name="P16"><text:span text:style-name="T7">É quando a conversão de um tipo para o outro é proposital, para isso é necessario usar os objetos base: String( ), Boolean( ) e Number( ) </text:span></text:p>
      <text:h text:style-name="P3" text:outline-level="2">Implicita</text:h>
      <text:p text:style-name="P17">É quando a conversão de um tipo para o outro acontece automaticamente, por meio da atribuição de operadores para valores de diferentes tipos, como 1 == null, 2/’5’, null + new Date() etc. Ou devido ao contexto no qual ele esta inserido, como em blocos condicionais. O único operador que não desencadeia a coerção é o operador restrito de igualdade (===).</text:p>
      <text:h text:style-name="P3" text:outline-level="2">Conversão de String</text:h>
      <text:p text:style-name="P18">Explicito: É ativada pela função String( )</text:p>
      <text:p text:style-name="P18">Implicito: É ativada pelo operador binario +, quando qualquer operando é uma string</text:p>
      <text:p text:style-name="P18"/>
      <text:p text:style-name="P25">Ex:</text:p>
      <text:p text:style-name="P28">String(123) <text:span text:style-name="T8"><text:s text:c="2"/>//“123”</text:span></text:p>
      <text:p text:style-name="P28">123 + “ “ <text:span text:style-name="T8"><text:s text:c="2"/>//“123”</text:span></text:p>
      <text:p text:style-name="P15"/>
      <text:h text:style-name="P3" text:outline-level="2"><text:soft-page-break/>Conversão de Boolean</text:h>
      <text:p text:style-name="P19">Explicito: <text:span text:style-name="T9">É ativada pela função Boolean( )</text:span></text:p>
      <text:p text:style-name="P19">Implicito: <text:span text:style-name="T9">Ocorre no contexto lógico ou é ativada por operadores lógicos (|| &amp;&amp; !). Os operadores || e &amp;&amp; fazem conversões booleanas internamente mas retornam o valor dos operandos originais</text:span></text:p>
      <text:p text:style-name="P15"/>
      <text:p text:style-name="P26">Ex:</text:p>
      <text:p text:style-name="P21"><text:span text:style-name="T10">Boolean(2) </text:span><text:s text:c="2"/>//true</text:p>
      <text:p text:style-name="P21"><text:span text:style-name="T10">if(2) { <text:s/>} </text:span><text:s text:c="2"/>//true</text:p>
      <text:p text:style-name="P15"><text:span text:style-name="T10">!!</text:span><text:span text:style-name="T11">2 </text:span><text:span text:style-name="T9"><text:s text:c="2"/>//true</text:span></text:p>
      <text:p text:style-name="P21"><text:span text:style-name="T10">2 || “hello” </text:span><text:s text:c="2"/>//2</text:p>
      <text:p text:style-name="P15"/>
      <text:p text:style-name="P22">Assim que houver apenas dois resultados possíveis, true ou false, é mais facil lembrar a lista de valores falsos:</text:p>
      <text:p text:style-name="P22"><text:span text:style-name="T32">Boolean('') </text:span><text:span text:style-name="T30"><text:s text:c="2"/>// false</text:span><text:line-break/><text:span text:style-name="T32">Boolean(0) </text:span><text:span text:style-name="T30"><text:s text:c="2"/>// false </text:span><text:line-break/><text:span text:style-name="T32">Boolean(-0) </text:span><text:span text:style-name="T30"><text:s text:c="2"/>// false</text:span><text:line-break/><text:span text:style-name="T32">Boolean(NaN) </text:span><text:span text:style-name="T30"><text:s text:c="2"/>// false</text:span><text:line-break/><text:span text:style-name="T32">Boolean(null) </text:span><text:span text:style-name="T30"><text:s text:c="2"/>// false</text:span><text:line-break/><text:span text:style-name="T32">Boolean(undefined) </text:span><text:span text:style-name="T30"><text:s text:c="2"/>// false</text:span><text:line-break/><text:span text:style-name="T32">Boolean(false) </text:span><text:span text:style-name="T30"><text:s text:c="2"/>// false</text:span></text:p>
      <text:h text:style-name="P3" text:outline-level="2">Conversão Numerica</text:h>
      <text:p text:style-name="P20">Explicito: <text:span text:style-name="T53">É ativada pela função Number( )</text:span></text:p>
      <text:p text:style-name="P20">Implicito: <text:span text:style-name="T53">É ativada pelos operadores de comparação (&gt;, &lt;, &lt;=, &gt;=), operadores bitwise (|, &amp;, ^, ~), operadores aritmeticos (-, +, *, /, %), operador unário (+) e operadores de igualdade (==, !=)</text:span></text:p>
      <text:p text:style-name="P27">Ex:</text:p>
      <text:p text:style-name="P23"><text:span text:style-name="T10">Number(‘123’) </text:span><text:s text:c="2"/>//123</text:p>
      <text:p text:style-name="P23"><text:span text:style-name="T10">+’123’ </text:span><text:s text:c="2"/>//123</text:p>
      <text:p text:style-name="P23"><text:soft-page-break/><text:span text:style-name="T10">5 / null </text:span><text:s text:c="2"/>//infinity</text:p>
      <text:p text:style-name="P23"><text:span text:style-name="T10">true | 0 </text:span><text:s text:c="2"/>//1</text:p>
      <text:p text:style-name="P22"/>
      <text:p text:style-name="P24">Valores primitivos convertidos para numeros:</text:p>
      <text:p text:style-name="P24"><text:span text:style-name="T32">Number(null) </text:span><text:span text:style-name="T30"><text:s text:c="2"/>//0</text:span><text:line-break/><text:span text:style-name="T32">Number(undefined) </text:span><text:span text:style-name="T30"><text:s text:c="2"/>//NaN</text:span><text:line-break/><text:span text:style-name="T32">Number(true) </text:span><text:span text:style-name="T30"><text:s text:c="2"/>//1</text:span><text:line-break/><text:span text:style-name="T32">Number(false) </text:span><text:span text:style-name="T30"><text:s text:c="2"/>//0</text:span><text:line-break/><text:span text:style-name="T32">Number(" 12 ") </text:span><text:span text:style-name="T30"><text:s text:c="2"/>//12</text:span><text:line-break/><text:span text:style-name="T32">Number("-12.34") </text:span><text:span text:style-name="T30"><text:s text:c="2"/>//-12.34</text:span><text:line-break/><text:span text:style-name="T32">Number("\n") </text:span><text:span text:style-name="T30"><text:s text:c="2"/>//0</text:span><text:line-break/><text:span text:style-name="T32">Number(" 12s ") </text:span><text:span text:style-name="T30"><text:s text:c="2"/>//NaN</text:span><text:line-break/><text:span text:style-name="T32">Number(123) </text:span><text:span text:style-name="T30"><text:s text:c="2"/>//123</text:span></text:p>
      <text:p text:style-name="P22"/>
      <text:p text:style-name="P5"><text:span text:style-name="T63">Obs-1:</text:span><text:span text:style-name="T66"> </text:span><text:bookmark text:name="b46e"/><text:span text:style-name="T41">Ao converter uma string em número, a engine primeiro remove os espaços em branco com os caracteres </text:span><text:span text:style-name="Source_20_Text"><text:span text:style-name="T42">\n </text:span></text:span><text:span text:style-name="T41">e </text:span><text:span text:style-name="Source_20_Text"><text:span text:style-name="T42">\t</text:span></text:span><text:span text:style-name="T41">, retornando </text:span><text:span text:style-name="Source_20_Text"><text:span text:style-name="T42">NaN </text:span></text:span><text:span text:style-name="T41">se a string tratada não representar um número válido. Se a string estiver vazia, retornará </text:span><text:span text:style-name="Source_20_Text"><text:span text:style-name="T42">0</text:span></text:span><text:span text:style-name="T41">.</text:span></text:p>
      <text:p text:style-name="P29"><text:span text:style-name="T40"/></text:p>
      <text:p text:style-name="P30"><text:bookmark text:name="52c8"/><text:span text:style-name="Source_20_Text"><text:span text:style-name="T44">Obs-2:</text:span></text:span><text:span text:style-name="Source_20_Text"><text:span text:style-name="T43"> </text:span></text:span><text:span text:style-name="Source_20_Text"><text:span text:style-name="T42">null </text:span></text:span><text:span text:style-name="T41">e </text:span><text:span text:style-name="Source_20_Text"><text:span text:style-name="T42">undefined </text:span></text:span><text:span text:style-name="T41">são tratados de forma diferentes: </text:span><text:span text:style-name="Source_20_Text"><text:span text:style-name="T42">null </text:span></text:span><text:span text:style-name="T41">vira 0, enquanto </text:span><text:span text:style-name="Source_20_Text"><text:span text:style-name="T42">undefined </text:span></text:span><text:span text:style-name="T41">se torna </text:span><text:span text:style-name="Source_20_Text"><text:span text:style-name="T42">NaN</text:span></text:span><text:span text:style-name="T41">.</text:span></text:p>
      <text:p text:style-name="P9"/>
      <text:p text:style-name="P6"><text:span text:style-name="T64">Obs-3:</text:span><text:span text:style-name="T67"> </text:span><text:bookmark text:name="cccc"/><text:span text:style-name="T45">Quando aplicamos </text:span><text:span text:style-name="Source_20_Text"><text:span text:style-name="T46">== </text:span></text:span><text:span text:style-name="T45">para </text:span><text:span text:style-name="Source_20_Text"><text:span text:style-name="T46">null </text:span></text:span><text:span text:style-name="T45">ou </text:span><text:span text:style-name="Source_20_Text"><text:span text:style-name="T46">undefined</text:span></text:span><text:span text:style-name="T45">, a conversão numérico não ocorre. </text:span><text:span text:style-name="Source_20_Text"><text:span text:style-name="T46">Null </text:span></text:span><text:span text:style-name="T45">é apenas igual a </text:span><text:span text:style-name="Source_20_Text"><text:span text:style-name="T46">null </text:span></text:span><text:span text:style-name="T45">ou </text:span><text:span text:style-name="Source_20_Text"><text:span text:style-name="T46">undefined</text:span></text:span><text:span text:style-name="T45">, e não é igual a mais nada.</text:span></text:p>
      <text:p text:style-name="P10"/>
      <text:p text:style-name="P6"><text:span text:style-name="T64">Obs-4:</text:span><text:span text:style-name="T67"> </text:span><text:span text:style-name="Source_20_Text"><text:span text:style-name="T46">NaN </text:span></text:span><text:span text:style-name="T45">não é igual a nada que não seja ele mesmo:</text:span></text:p>
      <text:h text:style-name="P3" text:outline-level="2"><text:soft-page-break/>Coerção de tipos para objetos</text:h>
      <text:p text:style-name="P11">Primeiramente será preciso converter o objeto para um valor primitivo, que é então convertido para o tipo final. O tipo final será numerico, uma string ou booleano.</text:p>
      <text:p text:style-name="P8"/>
      <text:p text:style-name="P7"><text:span text:style-name="T65">Para booleano:</text:span><text:span text:style-name="T68"> </text:span><text:span text:style-name="T45">qualquer valor não primitivo sempre será convertido para </text:span><text:span text:style-name="Source_20_Text"><text:span text:style-name="T46">true</text:span></text:span><text:span text:style-name="T45">, não importa se um objeto ou array está vazio ou não.</text:span></text:p>
      <text:p text:style-name="P8"/>
      <text:p text:style-name="P12"><text:span text:style-name="T54">Para string ou numerico:</text:span> São convertidos através da função [[ToPrimitive]], que é invocado passando dois argumentos: </text:p>
      <text:p text:style-name="P12"><text:span text:style-name="T61">O valor a ser convertido</text:span></text:p>
      <text:p text:style-name="P12"><text:span text:style-name="T61">Tipo escolhido para conversão (Number ou String) (opcional)</text:span></text:p>
      <text:h text:style-name="P4" text:outline-level="2">operador unário e binário</text:h>
      <text:list xml:id="list2116651713" text:style-name="L2">
        <text:list-header>
          <text:p text:style-name="P31"><text:bookmark text:name="6ed2"/>Unário: aquele que interage sobre um elemento <text:span text:style-name="T62">(</text:span>+, -, ++<text:span text:style-name="T62">)</text:span></text:p>
          <text:p text:style-name="P32"><text:bookmark text:name="9e7f"/><text:span text:style-name="T30">Binário: aquele que interage sobre dois elementos </text:span><text:span text:style-name="T33">(</text:span><text:span text:style-name="T30">+, -, *, /, &amp;, &amp;&amp;</text:span><text:span text:style-name="T33">)</text:span></text:p>
        </text:list-header>
      </text:list>
      <text:h text:style-name="P2" text:outline-level="2">Exemplos</text:h>
      <text:p text:style-name="P13"><text:span text:style-name="T31">true + false </text:span><text:span text:style-name="T30"><text:s text:c="2"/>//1</text:span><text:line-break/><text:span text:style-name="T31">12 / "6" </text:span><text:span text:style-name="T30"><text:s text:c="2"/>//2</text:span><text:line-break/><text:span text:style-name="T31">"number" + 15 + 3 </text:span><text:span text:style-name="T30"><text:s text:c="2"/>//'number153'</text:span><text:line-break/><text:span text:style-name="T31">15 + 3 + "number" </text:span><text:span text:style-name="T30"><text:s text:c="2"/>//'18number'</text:span><text:line-break/><text:span text:style-name="T31">[1] &gt; null </text:span><text:span text:style-name="T30"><text:s text:c="2"/>//true</text:span><text:line-break/><text:span text:style-name="T31">"foo" + + "bar" </text:span><text:span text:style-name="T30"><text:s text:c="2"/>//'fooNaN'</text:span><text:line-break/><text:span text:style-name="T31">'true' == true </text:span><text:span text:style-name="T30"><text:s text:c="2"/>//false</text:span><text:line-break/><text:span text:style-name="T31">false == 'false' </text:span><text:span text:style-name="T30"><text:s text:c="2"/>//false</text:span><text:line-break/><text:span text:style-name="T31">null == '' </text:span><text:span text:style-name="T30"><text:s text:c="2"/>//false</text:span><text:line-break/><text:span text:style-name="T31">!!"false" == !!"true" </text:span><text:span text:style-name="T30"><text:s text:c="2"/>//true</text:span><text:line-break/><text:span text:style-name="T31">['x'] == 'x' </text:span><text:span text:style-name="T30"><text:s text:c="2"/>//true </text:span><text:line-break/><text:span text:style-name="T31">[] + null + 1 </text:span><text:span text:style-name="T30"><text:s text:c="2"/>//'null1'</text:span><text:line-break/><text:soft-page-break/><text:span text:style-name="T31">[1,2,3] == [1,2,3] </text:span><text:span text:style-name="T30"><text:s text:c="2"/>//false</text:span><text:line-break/><text:span text:style-name="T31">{}+[]+{}+[1] </text:span><text:span text:style-name="T30"><text:s text:c="2"/>//'0[object Object]1'</text:span><text:line-break/><text:span text:style-name="T31">!+[]+[]+![] </text:span><text:span text:style-name="T30"><text:s text:c="2"/>//'truefalse'</text:span><text:line-break/><text:span text:style-name="T31">new Date(0) – 0 </text:span><text:span text:style-name="T30"><text:s text:c="2"/>//0</text:span><text:line-break/><text:span text:style-name="T31">new Date(0) + 0 </text:span><text:span text:style-name="T30"><text:s text:c="2"/>//'Thu Jan 01 1970 02:00:00(EET)0'</text:span></text:p>
      <text:p text:style-name="P13"><text:span text:style-name="T3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7:47:11.845649265</meta:creation-date>
    <dc:date>2023-06-16T09:41:13.697093241</dc:date>
    <meta:editing-duration>PT1H12M13S</meta:editing-duration>
    <meta:editing-cycles>14</meta:editing-cycles>
    <meta:generator>LibreOffice/7.0.4.2$Linux_X86_64 LibreOffice_project/00$Build-2</meta:generator>
    <meta:document-statistic meta:table-count="0" meta:image-count="0" meta:object-count="0" meta:page-count="5" meta:paragraph-count="48" meta:word-count="646" meta:character-count="3919" meta:non-whitespace-character-count="3230"/>
  </office:meta>
</office:document-meta>
</file>